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467cb" officeooo:paragraph-rsid="000467cb"/>
    </style:style>
    <style:style style:name="P2" style:family="paragraph" style:parent-style-name="Text_20_body">
      <style:text-properties officeooo:rsid="02b37dc8" officeooo:paragraph-rsid="000501e1"/>
    </style:style>
    <style:style style:name="P3" style:family="paragraph" style:parent-style-name="Text_20_body">
      <style:text-properties officeooo:rsid="02a975a1" officeooo:paragraph-rsid="000501e1"/>
    </style:style>
    <style:style style:name="P4" style:family="paragraph" style:parent-style-name="Text_20_body">
      <style:text-properties officeooo:paragraph-rsid="000501e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yson, Johnny, Matt</text:p>
      <text:p text:style-name="P1"/>
      <text:p text:style-name="P1">---</text:p>
      <text:p text:style-name="P1"/>
      <text:p text:style-name="P2"/>
      <text:p text:style-name="P3">Their group steps inside where they find a woman standing behind a counter.</text:p>
      <text:p text:style-name="P4"/>
      <text:p text:style-name="P4"/>
      <text:p text:style-name="P4"/>
      <text:p text:style-name="P4"/>
      <text:p text:style-name="P4"/>
      <text:p text:style-name="P4"/>
      <text:p text:style-name="P4"/>
      <text:p text:style-name="P4"/>
      <text:p text:style-name="P4">*PHWREM*</text:p>
      <text:p text:style-name="P4">A loud noise from distorted space echoes across everywhere as their actions are interrupted. The sky turns dark-red and black portals open up from above.</text:p>
      <text:p text:style-name="P4">“It’s like before,” Gondor states with a frown.</text:p>
      <text:p text:style-name="P4">“Yeah,” Mary responds.</text:p>
      <text:p text:style-name="P4">“Like before?” the guard responds as he and the others unsheathe their weapons and assume offensive stances.</text:p>
      <text:p text:style-name="P4">Black arms snap out of the portals, gripping onto the sides as black creatures pull themselves out and fall from the sky.</text:p>
      <text:p text:style-name="P4">There are easily thousands of these portals spanning the entirety of the sky for as far as one can see. So, within only a few moments, a massive number of these creatures have appeared.</text:p>
      <text:p text:style-name="P4">“Hey, hey, hey! What do you mean again!?” the guard shouts with increasing urgency as he looks at the players with fear.</text:p>
      <text:p text:style-name="P4">“It’s… hard to explain,” Mary responds. “Look alive! They’re coming!”</text:p>
      <text:p text:style-name="P4">The creatures have to fall quite far to reach the ground. And, their landings aren’t gentle either. Many crash into buildings, breaking through roofs or smashing onto the ground to form small cracks. Yet, even though they fell and take what clearly appears to be obviously fatal damage, none appear to have died and begin to stand up.</text:p>
      <text:p text:style-name="P4"/>
      <text:p text:style-name="P4">“Demons!” the guards shout as they rush over to one to fight.</text:p>
      <text:p text:style-name="P4"><text:soft-page-break/>The creature spots them and lunges, its clawed hand attempts an attack.</text:p>
      <text:p text:style-name="P4">Unfortunately, these are three well armored and well-armed guards. It doesn’t stand a chance.</text:p>
      <text:p text:style-name="P4">The first blocks the creature’s blade with a parry, dropping it down to the ground. Then, the other two guards slice it in half.</text:p>
      <text:p text:style-name="P4">Dark-purple blood splatters everywhere from the carnage.</text:p>
      <text:p text:style-name="P4">“AAAHHHH!!!” civilians shout as they run in a panic.</text:p>
      <text:p text:style-name="P4">This creature wasn’t the only one. And, it’s clear that there are a large number of threats to kill still.</text:p>
      <text:p text:style-name="P4">“Split up!” one of the guards says, prompting the others to separate and for them to rush out to kill the creatures.</text:p>
      <text:p text:style-name="P4">In only a few seconds, the entire city has been plunged into chaos.</text:p>
      <text:p text:style-name="P4">“Should we fight?” Gondor asks the group.</text:p>
      <text:p text:style-name="P4">“I don’t believe in experience waste,” Mary responds cheekily as she opens her Status screen and begins to run toward a monster.</text:p>
      <text:p text:style-name="P4">Her vision augments with a transparent light-blue rectangular window that states:</text:p>
      <text:p text:style-name="P4">***</text:p>
      <text:p text:style-name="P4">Mary</text:p>
      <text:p text:style-name="P4">Race: Human Warrior</text:p>
      <text:p text:style-name="P4"/>
      <text:p text:style-name="P4">Stats:</text:p>
      <text:p text:style-name="P4">STR: 20, DEX: 10, VIT: 20, MAG: 20, INT: 10, WIS: 10, LUK: 0</text:p>
      <text:p text:style-name="P4"/>
      <text:p text:style-name="P4">Perks:</text:p>
      <text:p text:style-name="P4">[…]</text:p>
      <text:p text:style-name="P4">***</text:p>
      <text:p text:style-name="P4">‘Alright, everything is as I picked. Great,’ Mary thinks while closing her status screen.</text:p>
      <text:p text:style-name="P4">Fortunately, she didn’t suffer a rebalance by the Judge.</text:p>
      <text:p text:style-name="P4">Mary charges to a creature that spots her quickly and turns to face her.</text:p>
      <text:p text:style-name="P4">"Let's go bastard," she grunts as it charges back at her, and she prepares to fight.</text:p>
      <text:p text:style-name="P4">The two enter melee range and attack, it swinging its right claw down at her and she punching back at it with a fist.</text:p>
      <text:p text:style-name="P4">*SWOOSH*</text:p>
      <text:p text:style-name="P4"><text:soft-page-break/>"HA!" Mary grunts loudly as she punches away the claw.</text:p>
      <text:p text:style-name="P4">The damage causes minor scratches to her. But, she isn’t concerned. In fact, she’s actually pleased, as small injuries can train vitality over a long enough period of time. Training in this game isn’t like in the real world and you can actually achieve unlimited stat growth with enough dedicated training. The catch, of course, is that training requires time, a resource that there is finite. Fortunately, it is possible to mix training into regular activities, such as the current circumstance where she trains vitality while fighting.</text:p>
      <text:p text:style-name="P4">*SWOOSH SWOOSH SWOOSH SWOOSH SWOOSH*</text:p>
      <text:p text:style-name="P4">"HA HA HA HA HA!" Mary grunts loudly as she continues her assault.</text:p>
      <text:p text:style-name="P4">With its first blow deflected, the creature is vulnerable and is quickly overwhelmed by Mary's barrage of strong controlled blows. Bruises and bloody scratches form as her punches stagger it and cause its balance to remain unstable.</text:p>
      <text:p text:style-name="P4">As Mary fights, she quickly moves closer until close enough to grab the creature by its head and yank its head down onto her knee, smacking one against the other with tremendous concussive force.</text:p>
      <text:p text:style-name="P4">Though, because she lacks truly high power at the moment, she doesn't bust it open entirely, causing her to frown.</text:p>
      <text:p text:style-name="P4">'I really wish it would explode,' she thinks with a sigh as she grabs its shoulder and stabs through its neck with a stabbing chop. To make sure that she is successful, she uses the Martial Force systems to achieve a lethal strike.</text:p>
      <text:p text:style-name="P4">Martial Force remains the primary balancing system to give non-Mages a viable means of being competitive. By making use of the system, one is able consume more stamina than normal to achieve greater than normal physical feats. And, in Mary’s case, she used a short burst of Martial Force to accelerate her hand to improve its speed.</text:p>
      <text:p text:style-name="P4">Her hand penetrates the neck of the demon before she retracts it and slices it down sideways to the ground to shake off blood.</text:p>
      <text:p text:style-name="P4">Dark-purple blood shoots out from the demon’s neck and splatters to the ground from Mary’s violent actions as the demon collapses too.</text:p>
      <text:p text:style-name="P4">"Gross," Gondor states with fake disgust as he smiles widely and his body begins to let out dark-brown and dark-blue light. "Guess I have to show off a bit too."</text:p>
      <text:p text:style-name="P4">Gondor’s skin transitions to a brown stone color and a two-handed hammer take shape. On top of this, a faint light-blue light begins to cover his body.</text:p>
      <text:p text:style-name="P4">“HAAA!!!” he shouts as runs over to a demon, prompting it to turn, yell and charge.</text:p>
      <text:p text:style-name="P4">The demon reacts and claws forward. However, at the last second, he shouts, “Hehe, gotcha! BLINK STRIKE!” </text:p>
      <text:p text:style-name="P4"><text:soft-page-break/>The blue light around him bursts out brightly at his current location and another as his body teleports to a position behind the demon. All of the inertial forces carrying him forward are reversed too as Gondor swings his mallet down, pulverizing the demon into the ground with overwhelming force.</text:p>
      <text:p text:style-name="P4">*BOOM PWOOF*</text:p>
      <text:p text:style-name="P4">Cracks form in the ground and a shockwave of air is released as its body and blood genuinely ‘splat’, dying his plated feet in corpse matter.</text:p>
      <text:p text:style-name="P4">‘Hmm, he picked a non-scaling</text:p>
      <text:p text:style-name="P4"><text:s/>version,’ Mary analyzes in regards to that Blink Strike.</text:p>
      <text:p text:style-name="P4">Non-scaling perks will give you a large and complete benefit immediately. But, that benefit will usually be capped to a maximum power level of about 30 to 40 on average. This enables one to have a very easy early game, generally, but comes at the cost of worse-than-average late game scaling.</text:p>
      <text:p text:style-name="P4">Players have five perks, so only doing this for one perk can be considered a minor downside. However, for somebody like Mary, who is aiming for victory by min-maxing her strength to its absolute limit, she can't help but to think, ‘Kind of disappointing.’</text:p>
      <text:p text:style-name="P4">“Hey now! Hey now! Let me have some fun!” Lavant shouts as he raises his arms into the air.</text:p>
      <text:p text:style-name="P4">The changes to the magic system continue to be dramatically evident as his mana produces all kinds of fantastic effects. His body glows with light-grey light as light-grey streaks appear in the sky.</text:p>
      <text:p text:style-name="P4">“Wind Cutter!” he announces as furious wind blades manifest as glowing white lines that fly out toward a creature, slicing it into pieces.</text:p>
      <text:p text:style-name="P4">'Oh yeah he's good,' Mary thinks as she watches the gruesome effects of the spell.</text:p>
      <text:p text:style-name="P4">Wind Cutter is a popular spell because it is cheap and effective. The way that Lavant picked and used it without much thought is a clear indicator that he's genuinely experienced.</text:p>
      <text:p text:style-name="P4">“Me too!” Niagra announces.</text:p>
      <text:p text:style-name="P4">But, as he says this, the three shout out:</text:p>
      <text:p text:style-name="P4">"No!"</text:p>
      <text:p text:style-name="P4">"Stop!"</text:p>
      <text:p text:style-name="P4">"Don't do Anything!"</text:p>
      <text:p text:style-name="P4">"Erm," Niagra sighs while suppressing his enthusiasm.</text:p>
      <text:p text:style-name="P4">"Let's keep up the pace," Mary declares as she looks for another target.</text:p>
      <text:p text:style-name="P4">However, the reality of the situation is that there aren't any.</text:p>
      <text:p text:style-name="P4">And, that makes sense. The spawn portals were spaced decently far from each other and the members of this town are obviously decently capable in combat, as Mary and the others watch a group of men overpower one demon hundreds of feet away. Other than unpopulated areas, there likely are no more demons to hunt.</text:p>
      <text:p text:style-name="P4"><text:soft-page-break/>"What a surprise," Gondor states as he and the others regroup by Mary. "The sky monsters are showing up on Day 1."</text:p>
      <text:p text:style-name="P4">"Let's hope that's all we see for a while," Mary comments. "If the higher ranked one's start popping up, we're going to have real problems."</text:p>
      <text:p text:style-name="P4">"True. A boss at this stage could be life ending," Gondor agrees. “But, I doubt anything crazy will show up too soon. The devs wouldn’t be that maniacal.”</text:p>
      <text:p text:style-name="P4">"Ahh, I need levels first," Lavant panics. "Magic was already bad at low levels. But, with the nerfs, it’s even worse now."</text:p>
      <text:p text:style-name="P4">"Fair. I think the word you are looking for is fair," Gondor corrects.</text:p>
      <text:p text:style-name="P4">"The sky monsters mean more early experience and perhaps even items soon." Mary comments. "You should consider this a good thing."</text:p>
      <text:p text:style-name="P4">"I suppose," Lavant responds.</text:p>
      <text:p text:style-name="P4">“Hey, you three!” one of the guards from before rushes over, his sword and armor are dyed with splashes of dark-purple blood.</text:p>
      <text:p text:style-name="P4">These low-level sky monsters are like water balloons that stain everything that kills them. Gondor too was stained, though because he is wearing conjured stone armor, he’ll likely be as clean as Lavant and Niagra currently are.</text:p>
      <text:p text:style-name="P4">“Come with me to the barracks. We need to talk,” the leading guard demands.</text:p>
      <text:p text:style-name="P4">Lavant and Niagra look to Gondor for guidance. But, Mary states, “Sure, no problem,” and approaches.</text:p>
      <text:p text:style-name="P4">“Fine,” Gondor states.</text:p>
      <text:p text:style-name="P4">And, this causes Niagra and Lavant to follow the guard too. </text:p>
      <text:p text:style-name="P4">The guard leads them wordlessly through the city over to a large stone building where numerous guards have assembled at the front.</text:p>
      <text:p text:style-name="P4">They stand there and talk to guards that appear to have superior rank, as everybody discusses the situation and what to do.</text:p>
      <text:p text:style-name="P4">“Come with me. We’re going directly in,” the guard states as he guides them forward.</text:p>
      <text:p text:style-name="P4">As he does this, the other guards look at him, but none question his approach or words.</text:p>
      <text:p text:style-name="P4">Only once he reaches the fortress entrance does a senior guard that is standing there asks, “What’s going on Pete?”</text:p>
      <text:p text:style-name="P4">The difference between the lesser and senior guards is the thickness, shine and craftsmanship of their armor. The senior officers appear older, stronger, larger and more experienced in general. And, this one even has three large badges on the right breast area of his armor. He’s clearly quite important.</text:p>
      <text:p text:style-name="P4">Seeing all of these guards also enables Mary to begin to infer a bit more about the power dynamics in this city. While the citizens appear to be barely getting by, the guards are all living a much better life. <text:soft-page-break/>To her, this resembles one of those situations where wealth is hoarded by the powerful while the poor suffer.</text:p>
      <text:p text:style-name="P4">“These four fought the demons. They seem to know something about them too. And, they used strange powers to help us in the battle,” Pete states clearly.</text:p>
      <text:p text:style-name="P4">“What!?” the senior officer asks while looking at them. “Tell me more,” he asks while clearly directing his words at Gondor.</text:p>
      <text:p text:style-name="P4">“We’re four separate individuals that coincidentally grouped up at the town’s fountain. When the demon’s appeared, we grouped up and fought them,” he states calmly and clearly.</text:p>
      <text:p text:style-name="P4">“And, what is this about powers?” the senior officer asks.</text:p>
      <text:p text:style-name="P4">"Just consider them gifts from the gods. Or, powerful magic, ok?" Gondor responds.</text:p>
      <text:p text:style-name="P4">“Magic?" he is surprised. "Fine. As long as you’re on our side, I won’t pry into your background. Pete, escort our guests to an inn to get cleaned up. Bring them back later once this crisis is under control.”</text:p>
      <text:p text:style-name="P4">“Sir!” Pete responds with a salute by tapping his left should with his right arm.</text:p>
      <text:p text:style-name="P4">Pete then waves for them to follow him again as he leads them through the crowd of guards to the opposite end where the two other guards from earlier meet up with him.</text:p>
      <text:p text:style-name="P4">He talks to them to explain the situation, as Gondor asks, “So? What do you guys want to do now? I think it’s safe to say our best move is to stay grouped with Pete.”</text:p>
      <text:p text:style-name="P4">“I agree,” Mary agrees. “Would be the best way to possibly meet up with other players. And, going solo with sky invasions enabled sounds like suicide. Let’s remain grouped up temporarily.”</text:p>
      <text:p text:style-name="P4">“Temporarily? So cold,” Lavant comments. “But, I don’t dislike that. I’m in.”</text:p>
      <text:p text:style-name="P4">“Me too,” Niagra comments last.</text:p>
      <text:p text:style-name="P4">“Then, that’s that,” Gondor states as he looks to Pete whom finishes up his conversation and turns back to face them while the other guards rush off.</text:p>
      <text:p text:style-name="P4">“Alright fellas… and lady, I suppose,” Pete states. “Let’s go over to the Golden Swan Inn and get you set up for a while. If Officer Nate doesn’t care about your background, I don’t care either. But, I will need you all to stick around for a while.</text:p>
      <text:p text:style-name="P4">Come.”</text:p>
      <text:p text:style-name="P4">He then begins to lead them to their next destination, an inn not too far away.</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8-16T11:12:16.306000000</meta:creation-date>
    <dc:date>2023-08-29T19:58:52.455000000</dc:date>
    <meta:editing-duration>P1DT3H25M59S</meta:editing-duration>
    <meta:editing-cycles>2</meta:editing-cycles>
    <meta:generator>LibreOffice/7.6.0.3$Windows_X86_64 LibreOffice_project/69edd8b8ebc41d00b4de3915dc82f8f0fc3b6265</meta:generator>
    <meta:document-statistic meta:table-count="0" meta:image-count="0" meta:object-count="0" meta:page-count="6" meta:paragraph-count="111" meta:word-count="2147" meta:character-count="12245" meta:non-whitespace-character-count="10206"/>
  </office:meta>
</office:document-meta>
</file>